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35C83FFE1A5ECF0E9D1.png" manifest:media-type="image/png"/>
  <manifest:file-entry manifest:full-path="Pictures/10000201000006400000035C57FBF187640E483F.png" manifest:media-type="image/png"/>
  <manifest:file-entry manifest:full-path="Pictures/10000201000006400000035C681F2EC57C4B3FEC.png" manifest:media-type="image/png"/>
  <manifest:file-entry manifest:full-path="Pictures/10000201000006400000035C492AE7BC37530D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6065a" officeooo:paragraph-rsid="0016065a" style:font-size-asian="54pt" style:font-size-complex="54pt"/>
    </style:style>
    <style:style style:name="P2" style:family="paragraph" style:parent-style-name="Standard">
      <style:text-properties fo:font-size="40pt" officeooo:rsid="0016065a" officeooo:paragraph-rsid="0016065a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1 Tema 1</text:p>
      <text:p text:style-name="P2"><text:s text:c="2"/>Mario Badallo Jiménez</text:p>
      <text:p text:style-name="P2"><draw:frame draw:style-name="fr1" draw:name="Imagen1" text:anchor-type="char" svg:x="-0.794cm" svg:y="1.517cm" svg:width="17cm" svg:height="9.137cm" draw:z-index="0"><draw:image xlink:href="Pictures/10000201000006400000035C83FFE1A5ECF0E9D1.png" xlink:type="simple" xlink:show="embed" xlink:actuate="onLoad" draw:mime-type="image/png"/></draw:frame></text:p>
      <text:p text:style-name="P2"><draw:frame draw:style-name="fr1" draw:name="Imagen2" text:anchor-type="char" svg:x="0cm" svg:y="0.141cm" svg:width="17cm" svg:height="9.137cm" draw:z-index="1"><draw:image xlink:href="Pictures/10000201000006400000035C57FBF187640E483F.png" xlink:type="simple" xlink:show="embed" xlink:actuate="onLoad" draw:mime-type="image/png"/></draw:frame></text:p>
      <text:p text:style-name="P2"><draw:frame draw:style-name="fr1" draw:name="Imagen3" text:anchor-type="char" svg:x="0.45cm" svg:y="-0.305cm" svg:width="17cm" svg:height="9.137cm" draw:z-index="2"><draw:image xlink:href="Pictures/10000201000006400000035C492AE7BC37530D0F.png" xlink:type="simple" xlink:show="embed" xlink:actuate="onLoad" draw:mime-type="image/png"/></draw:frame><text:soft-page-break/></text:p>
      <text:p text:style-name="P2"><draw:frame draw:style-name="fr1" draw:name="Imagen4" text:anchor-type="char" svg:x="0.291cm" svg:y="0.961cm" svg:width="17cm" svg:height="9.137cm" draw:z-index="3"><draw:image xlink:href="Pictures/10000201000006400000035C681F2EC57C4B3FEC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3T10:01:13.138000000</meta:creation-date>
    <dc:date>2020-10-23T10:04:47.894000000</dc:date>
    <meta:editing-duration>PT3M34S</meta:editing-duration>
    <meta:editing-cycles>1</meta:editing-cycles>
    <meta:document-statistic meta:table-count="0" meta:image-count="4" meta:object-count="0" meta:page-count="3" meta:paragraph-count="2" meta:word-count="7" meta:character-count="42" meta:non-whitespace-character-count="35"/>
    <meta:generator>LibreOffice/7.0.0.3$Windows_X86_64 LibreOffice_project/8061b3e9204bef6b321a21033174034a5e2ea88e</meta:generator>
  </office:meta>
</office:document-meta>
</file>